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co40" style:family="table-column">
      <style:table-column-properties fo:break-before="auto" style:column-width="8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  <style:style style:name="ce183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ccffff" style:text-align-source="fix" style:repeat-content="false"/>
      <style:paragraph-properties fo:text-align="center" fo:margin-left="0mm"/>
    </style:style>
    <style:style style:name="ce185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office:value-type="string" calcext:value-type="string">
            <text:p>Aportó Charles y Erwin</text:p>
          </table:table-cell>
          <table:table-cell/>
          <table:table-cell table:style-name="ce111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4000" calcext:value-type="currency">
            <text:p>$104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7626" calcext:value-type="currency">
            <text:p>$87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6626" calcext:value-type="currency">
            <text:p>$86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5690.6766666667" calcext:value-type="currency">
            <text:p>$85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4190.6766666667" calcext:value-type="currency">
            <text:p>$84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83357.9566666667" calcext:value-type="currency">
            <text:p>$83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80777.9566666667" calcext:value-type="currency">
            <text:p>$80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72027.9566666667" calcext:value-type="currency">
            <text:p>$72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8756.9366666667" calcext:value-type="currency">
            <text:p>$68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9756.9366666667" calcext:value-type="currency">
            <text:p>$69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+[.K16]" office:value-type="currency" office:currency="ARS" office:value="5867.09" calcext:value-type="currency">
            <text:p>$5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9258.49" calcext:value-type="currency">
            <text:p>$19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+[.K16]" office:value-type="currency" office:currency="ARS" office:value="18439.72" calcext:value-type="currency">
            <text:p>$18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20939.72" calcext:value-type="currency">
            <text:p>$20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table table:name="Libro Caja" table:style-name="ta1">
        <office:forms form:automatic-focus="false" form:apply-design-mode="false"/>
        <table:table-column table:style-name="co2" table:default-cell-style-name="ce142"/>
        <table:table-column table:style-name="co40" table:default-cell-style-name="Default"/>
        <table:table-column table:style-name="co2" table:number-columns-repeated="3" table:default-cell-style-name="ce111"/>
        <table:table-row table:style-name="ro1">
          <table:table-cell table:style-name="ce183" office:value-type="string" calcext:value-type="string" table:number-columns-spanned="5" table:number-rows-spanned="1">
            <text:p>Libro Caja</text:p>
          </table:table-cell>
          <table:covered-table-cell table:style-name="ce14"/>
          <table:covered-table-cell table:number-columns-repeated="3" table:style-name="Default"/>
        </table:table-row>
        <table:table-row table:style-name="ro1">
          <table:table-cell table:style-name="ce184" office:value-type="string" calcext:value-type="string">
            <text:p>Fecha</text:p>
          </table:table-cell>
          <table:table-cell table:style-name="ce184" office:value-type="string" calcext:value-type="string">
            <text:p>Concepto</text:p>
          </table:table-cell>
          <table:table-cell table:style-name="ce184" office:value-type="string" calcext:value-type="string">
            <text:p>Ingreso</text:p>
          </table:table-cell>
          <table:table-cell table:style-name="ce184" office:value-type="string" calcext:value-type="string">
            <text:p>Egreso</text:p>
          </table:table-cell>
          <table:table-cell table:style-name="ce184" office:value-type="string" calcext:value-type="string">
            <text:p>Saldo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85" office:value-type="currency" office:currency="ARS" office:value="1000" calcext:value-type="currency">
            <text:p>$1.000,00</text:p>
          </table:table-cell>
          <table:table-cell table:style-name="ce154"/>
          <table:table-cell table:formula="of:=+[.E18]+[.C19]-[.D19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54"/>
          <table:table-cell table:style-name="ce185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Zarate </text:p>
          </table:table-cell>
          <table:table-cell table:style-name="ce135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28]+[.C29]-[.D29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29]+[.C30]-[.D30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0]+[.C31]-[.D31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1]+[.C32]-[.D32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2]+[.C33]-[.D33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3]+[.C34]-[.D34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4]+[.C35]-[.D35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5]+[.C36]-[.D36]" office:value-type="currency" office:currency="ARS" office:value="0" calcext:value-type="currency">
            <text:p>$0,00</text:p>
          </table:table-cell>
        </table:table-row>
        <table:table-row table:style-name="ro1" table:number-rows-repeated="13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3:51:33.466778709</dc:date>
    <meta:editing-duration>PT14H16M45S</meta:editing-duration>
    <meta:editing-cycles>282</meta:editing-cycles>
    <meta:generator>LibreOffice/5.1.4.2$Linux_X86_64 LibreOffice_project/10m0$Build-2</meta:generator>
    <meta:print-date>2016-12-05T18:39:34.723897548</meta:print-date>
    <meta:document-statistic meta:table-count="11" meta:cell-count="1540" meta:object-count="0"/>
  </office:meta>
</office:document-meta>
</file>